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953in"/>
    </style:style>
    <style:style style:name="co2" style:family="table-column">
      <style:table-column-properties fo:break-before="auto" style:column-width="0.8091in"/>
    </style:style>
    <style:style style:name="co3" style:family="table-column">
      <style:table-column-properties fo:break-before="auto" style:column-width="0.8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78in"/>
    </style:style>
    <style:style style:name="co6" style:family="table-column">
      <style:table-column-properties fo:break-before="auto" style:column-width="1.143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Heading_20_2" office:value-type="string" calcext:value-type="string">
            <text:p>Component Name</text:p>
          </table:table-cell>
          <table:table-cell table:style-name="Heading_20_2" office:value-type="string" calcext:value-type="string">
            <text:p>Motif A</text:p>
          </table:table-cell>
          <table:table-cell table:style-name="Heading_20_2" office:value-type="string" calcext:value-type="string">
            <text:p>Motif B</text:p>
          </table:table-cell>
          <table:table-cell table:style-name="Heading_20_2" office:value-type="string" calcext:value-type="string">
            <text:p>Type</text:p>
          </table:table-cell>
          <table:table-cell table:style-name="Heading_20_2" office:value-type="string" calcext:value-type="string">
            <text:p>Area</text:p>
          </table:table-cell>
          <table:table-cell table:style-name="Heading_20_2" office:value-type="string" calcext:value-type="string">
            <text:p>Rarity</text:p>
          </table:table-cell>
          <table:table-cell table:style-name="Heading_20_2" office:value-type="string" calcext:value-type="string">
            <text:p>Value per Unit</text:p>
          </table:table-cell>
          <table:table-cell table:style-name="Heading_20_2" table:number-columns-repeated="1017"/>
        </table:table-row>
        <table:table-row table:style-name="ro2">
          <table:table-cell office:value-type="string" calcext:value-type="string">
            <text:p>Alkanet Pulp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resis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oe Vera Nectar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ragon's Tongue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east</text:p>
          </table:table-cell>
          <table:table-cell office:value-type="float" office:value="3" calcext:value-type="float">
            <text:p>3</text:p>
          </table:table-cell>
          <table:table-cell office:value-type="float" office:value="21.2" calcext:value-type="float">
            <text:p>2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oxglove Pulp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inko Leaf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avender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Nightshad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tchweed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pore (red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pore (yellow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3.2" calcext:value-type="float">
            <text:p>3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olypore (blue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f's Cup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4.6" calcext:value-type="float">
            <text:p>4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owshroom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tinkhorn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mokebulb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phora Fruit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obacco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nnabis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odberry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arcane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ightmoss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underground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pple See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rrada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west</text:p>
          </table:table-cell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ndrake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 office:value-type="float" office:value="7.6" calcext:value-type="float">
            <text:p>7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ion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rtnut Wood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on Wood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north-east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h (vampire)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d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d (demon)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4750" calcext:value-type="float">
            <text:p>147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d (celestial)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lood (fey)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8000" calcext:value-type="float">
            <text:p>48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ne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co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 (newt)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 (cockatrice)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5" calcext:value-type="float">
            <text:p>5</text:p>
          </table:table-cell>
          <table:table-cell office:value-type="float" office:value="1250" calcext:value-type="float">
            <text:p>1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 (beholder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ye (dragon)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4500" calcext:value-type="float">
            <text:p>14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ng (basilisk)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east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ang (dragon)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ath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ather (phoenix)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20000" calcext:value-type="float">
            <text:p>2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ather (harpy)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western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eather (owlbear)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eastern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ur (yeti)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30" calcext:value-type="float">
            <text:p>4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llet (ankheg)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llet (gorgon)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ullet (rust monster)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eart (dragon)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ir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air (satyr)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rn (minotaur)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900" calcext:value-type="float">
            <text:p>59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rn (devil)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0000" calcext:value-type="float">
            <text:p>3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Horn (unicorn)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dunam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vory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ver (dragon)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le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le (hydra)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cale (dragon)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ather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ather (displacer)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eas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tin (ankheg)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itin (wurm)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draconic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south-west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oze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oze (yellow)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oze (black)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oze (green)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xcrete (devil)</text:p>
          </table:table-cell>
          <table:table-cell office:value-type="string" calcext:value-type="string">
            <text:p>charm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ctoplas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immort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ste (bat)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gat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ber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duna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ystal (colored)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ystal (clear)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2" calcext:value-type="float">
            <text:p>2</text:p>
          </table:table-cell>
          <table:table-cell office:value-type="float" office:value="6.3" calcext:value-type="float">
            <text:p>6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amon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uby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pphir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merald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450" calcext:value-type="float">
            <text:p>4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ethyst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lass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Onyx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de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artz (white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Quartz (rose)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urandurm</text:p>
          </table:table-cell>
          <table:table-cell office:value-type="string" calcext:value-type="string">
            <text:p>dunam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damentine</text:p>
          </table:table-cell>
          <table:table-cell office:value-type="string" calcext:value-type="string">
            <text:p>abjure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abaster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pper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duna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ron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lver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ead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ronz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ewter</text:p>
          </table:table-cell>
          <table:table-cell office:value-type="string" calcext:value-type="string">
            <text:p>bane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er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in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latinum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thril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duna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ca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arbl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immor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-eas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late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Granite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ndstone</text:p>
          </table:table-cell>
          <table:table-cell office:value-type="string" calcext:value-type="string">
            <text:p>necrot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-west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mestone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-east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lum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lk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harco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il (rich)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regenerat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il (holy)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illusion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alt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lemental Salt</text:p>
          </table:table-cell>
          <table:table-cell office:value-type="string" calcext:value-type="string">
            <text:p>arcan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ulfur</text:p>
          </table:table-cell>
          <table:table-cell office:value-type="string" calcext:value-type="string">
            <text:p>evoke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rude Oil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southern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itumen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ay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rcury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abrim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north-west</text:p>
          </table:table-cell>
          <table:table-cell office:value-type="float" office:value="3" calcext:value-type="float">
            <text:p>3</text:p>
          </table:table-cell>
          <table:table-cell office:value-type="float" office:value="34.6" calcext:value-type="float">
            <text:p>34.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h (wood)</text:p>
          </table:table-cell>
          <table:table-cell office:value-type="string" calcext:value-type="string">
            <text:p>immort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sh (bone)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auna</text:p>
          </table:table-cell>
          <table:table-cell office:value-type="string" calcext:value-type="string">
            <text:p>comm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iquor</text:p>
          </table:table-cell>
          <table:table-cell office:value-type="string" calcext:value-type="string">
            <text:p>degenerate</text:p>
          </table:table-cell>
          <table:table-cell office:value-type="string" calcext:value-type="string">
            <text:p>mortal</text:p>
          </table:table-cell>
          <table:table-cell office:value-type="string" calcext:value-type="string">
            <text:p>flora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istilled Water</text:p>
          </table:table-cell>
          <table:table-cell office:value-type="string" calcext:value-type="string">
            <text:p>desist</text:p>
          </table:table-cell>
          <table:table-cell office:value-type="string" calcext:value-type="string">
            <text:p>immute</text:p>
          </table:table-cell>
          <table:table-cell office:value-type="string" calcext:value-type="string">
            <text:p>mineral</text:p>
          </table:table-cell>
          <table:table-cell office:value-type="string" calcext:value-type="string">
            <text:p>common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</table:table>
      <table:named-expressions/>
      <table:database-ranges>
        <table:database-range table:name="__Anonymous_Sheet_DB__0" table:target-range-address="Sheet1.A1:Sheet1.G12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3">00/00/0000</text:date>, <text:time style:data-style-name="N2" text:time-value="22:52:39.4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2T21:09:14.209000000</meta:creation-date>
    <dc:date>2022-06-22T22:47:01.384000000</dc:date>
    <meta:editing-duration>PT26M43S</meta:editing-duration>
    <meta:editing-cycles>4</meta:editing-cycles>
    <meta:generator>LibreOffice/6.4.2.2$Windows_X86_64 LibreOffice_project/4e471d8c02c9c90f512f7f9ead8875b57fcb1ec3</meta:generator>
    <meta:document-statistic meta:table-count="1" meta:cell-count="840" meta:object-count="0"/>
  </office:meta>
</office:document-meta>
</file>